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21"/>
    <style:style style:name="ce2" style:family="table-cell" style:parent-style-name="Default" style:data-style-name="N104"/>
    <style:style style:name="ce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$f$, Hz</text:p>
          </table:table-cell>
          <table:table-cell office:value-type="string" calcext:value-type="string">
            <text:p>$U_k$, B</text:p>
          </table:table-cell>
          <table:table-cell office:value-type="string" calcext:value-type="string">
            <text:p>$I_A$, mA</text:p>
          </table:table-cell>
          <table:table-cell office:value-type="string" calcext:value-type="string">
            <text:p>$\xi_{0c}$, Ом*с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$U_k$, B</text:p>
          </table:table-cell>
          <table:table-cell office:value-type="string" calcext:value-type="string">
            <text:p>$I_A$, mA</text:p>
          </table:table-cell>
          <table:table-cell office:value-type="string" calcext:value-type="string">
            <text:p>$x_{\pi}$, cm</text:p>
          </table:table-cell>
          <table:table-cell office:value-type="string" calcext:value-type="string">
            <text:p>$\Delta x$, cm</text:p>
          </table:table-cell>
          <table:table-cell office:value-type="string" calcext:value-type="string">
            <text:p>$\psi/\pi$</text:p>
          </table:table-cell>
          <table:table-cell table:number-columns-repeated="2"/>
          <table:table-cell office:value-type="string" calcext:value-type="string">
            <text:p>f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O2]*10" office:value-type="float" office:value="20" calcext:value-type="float">
            <text:p>20</text:p>
          </table:table-cell>
          <table:table-cell office:value-type="float" office:value="0.0281" calcext:value-type="float">
            <text:p>0.0281</text:p>
          </table:table-cell>
          <table:table-cell office:value-type="float" office:value="114.8" calcext:value-type="float">
            <text:p>114.8</text:p>
          </table:table-cell>
          <table:table-cell table:formula="of:=[.B2]/([.A2]*[.C2]*0.001)" office:value-type="float" office:value="0.0122386759581882" calcext:value-type="float">
            <text:p>0.012238675958188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115" calcext:value-type="float">
            <text:p>115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table:style-name="ce1" table:formula="of:=[.I2]/[.H2]-0.5" office:value-type="float" office:value="0.122222222222222" calcext:value-type="float">
            <text:p>0.1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O3]*10" office:value-type="float" office:value="30" calcext:value-type="float">
            <text:p>30</text:p>
          </table:table-cell>
          <table:table-cell office:value-type="float" office:value="0.042" calcext:value-type="float">
            <text:p>0.042</text:p>
          </table:table-cell>
          <table:table-cell office:value-type="float" office:value="115.1" calcext:value-type="float">
            <text:p>115.1</text:p>
          </table:table-cell>
          <table:table-cell table:formula="of:=[.B3]/([.A3]*[.C3]*0.001)" office:value-type="float" office:value="0.0121633362293658" calcext:value-type="float">
            <text:p>0.012163336229366</text:p>
          </table:table-cell>
          <table:table-cell office:value-type="float" office:value="0.5" calcext:value-type="float">
            <text:p>0.5</text:p>
          </table:table-cell>
          <table:table-cell office:value-type="float" office:value="0.3086" calcext:value-type="float">
            <text:p>0.3086</text:p>
          </table:table-cell>
          <table:table-cell office:value-type="float" office:value="114.7" calcext:value-type="float">
            <text:p>114.7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table:style-name="ce1" table:formula="of:=[.I3]/[.H3]-0.5" office:value-type="float" office:value="0.369565217391304" calcext:value-type="float">
            <text:p>0.370</text:p>
          </table:table-cell>
          <table:table-cell table:number-columns-repeated="2"/>
          <table:table-cell table:formula="of:=[.A2]*[.A2]" office:value-type="float" office:value="400" calcext:value-type="float">
            <text:p>400</text:p>
          </table:table-cell>
          <table:table-cell table:formula="of:=0.006*[.D2]" office:value-type="float" office:value="0.0000734320557491289" calcext:value-type="float">
            <text:p>7.34320557491289E-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O4]*10" office:value-type="float" office:value="40" calcext:value-type="float">
            <text:p>40</text:p>
          </table:table-cell>
          <table:table-cell office:value-type="float" office:value="0.0556" calcext:value-type="float">
            <text:p>0.0556</text:p>
          </table:table-cell>
          <table:table-cell office:value-type="float" office:value="115.3" calcext:value-type="float">
            <text:p>115.3</text:p>
          </table:table-cell>
          <table:table-cell table:formula="of:=[.B4]/([.A4]*[.C4]*0.001)" office:value-type="float" office:value="0.0120555073720729" calcext:value-type="float">
            <text:p>0.012055507372073</text:p>
          </table:table-cell>
          <table:table-cell office:value-type="float" office:value="1" calcext:value-type="float">
            <text:p>1</text:p>
          </table:table-cell>
          <table:table-cell office:value-type="float" office:value="0.331" calcext:value-type="float">
            <text:p>0.331</text:p>
          </table:table-cell>
          <table:table-cell office:value-type="float" office:value="114.2" calcext:value-type="float">
            <text:p>114.2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table:style-name="ce1" table:formula="of:=[.I4]/[.H4]-0.5" office:value-type="float" office:value="0.477777777777778" calcext:value-type="float">
            <text:p>0.478</text:p>
          </table:table-cell>
          <table:table-cell table:number-columns-repeated="2"/>
          <table:table-cell table:formula="of:=[.A3]*[.A3]" office:value-type="float" office:value="900" calcext:value-type="float">
            <text:p>900</text:p>
          </table:table-cell>
          <table:table-cell table:formula="of:=0.006*[.D3]" office:value-type="float" office:value="0.0000729800173761946" calcext:value-type="float">
            <text:p>7.29800173761946E-0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O5]*10" office:value-type="float" office:value="50" calcext:value-type="float">
            <text:p>50</text:p>
          </table:table-cell>
          <table:table-cell office:value-type="float" office:value="0.069" calcext:value-type="float">
            <text:p>0.069</text:p>
          </table:table-cell>
          <table:table-cell office:value-type="float" office:value="115.4" calcext:value-type="float">
            <text:p>115.4</text:p>
          </table:table-cell>
          <table:table-cell table:formula="of:=[.B5]/([.A5]*[.C5]*0.001)" office:value-type="float" office:value="0.0119584055459272" calcext:value-type="float">
            <text:p>0.011958405545927</text:p>
          </table:table-cell>
          <table:table-cell office:value-type="float" office:value="2" calcext:value-type="float">
            <text:p>2</text:p>
          </table:table-cell>
          <table:table-cell office:value-type="float" office:value="0.3396" calcext:value-type="float">
            <text:p>0.3396</text:p>
          </table:table-cell>
          <table:table-cell office:value-type="float" office:value="115.4" calcext:value-type="float">
            <text:p>115.4</text:p>
          </table:table-cell>
          <table:table-cell table:number-columns-repeated="2" office:value-type="float" office:value="4.6" calcext:value-type="float">
            <text:p>4.6</text:p>
          </table:table-cell>
          <table:table-cell table:style-name="ce1" table:formula="of:=[.I5]/[.H5]-0.5" office:value-type="float" office:value="0.5" calcext:value-type="float">
            <text:p>0.500</text:p>
          </table:table-cell>
          <table:table-cell table:number-columns-repeated="2"/>
          <table:table-cell table:formula="of:=[.A4]*[.A4]" office:value-type="float" office:value="1600" calcext:value-type="float">
            <text:p>1600</text:p>
          </table:table-cell>
          <table:table-cell table:formula="of:=0.006*[.D4]" office:value-type="float" office:value="0.0000723330442324371" calcext:value-type="float">
            <text:p>7.23330442324371E-0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O6]*10" office:value-type="float" office:value="60" calcext:value-type="float">
            <text:p>60</text:p>
          </table:table-cell>
          <table:table-cell office:value-type="float" office:value="0.082" calcext:value-type="float">
            <text:p>0.082</text:p>
          </table:table-cell>
          <table:table-cell office:value-type="float" office:value="115.4" calcext:value-type="float">
            <text:p>115.4</text:p>
          </table:table-cell>
          <table:table-cell table:formula="of:=[.B6]/([.A6]*[.C6]*0.001)" office:value-type="float" office:value="0.011842865395725" calcext:value-type="float">
            <text:p>0.011842865395725</text:p>
          </table:table-cell>
          <table:table-cell office:value-type="float" office:value="4" calcext:value-type="float">
            <text:p>4</text:p>
          </table:table-cell>
          <table:table-cell office:value-type="float" office:value="0.3336" calcext:value-type="float">
            <text:p>0.3336</text:p>
          </table:table-cell>
          <table:table-cell office:value-type="float" office:value="114.1" calcext:value-type="float">
            <text:p>114.1</text:p>
          </table:table-cell>
          <table:table-cell office:value-type="float" office:value="5.6" calcext:value-type="float">
            <text:p>5.6</text:p>
          </table:table-cell>
          <table:table-cell table:formula="of:=[.H6]+[.H6]-[.K6]" office:value-type="float" office:value="6.4" calcext:value-type="float">
            <text:p>6.4</text:p>
          </table:table-cell>
          <table:table-cell table:style-name="ce1" table:formula="of:=[.I6]/[.H6]-0.5" office:value-type="float" office:value="0.642857142857143" calcext:value-type="float">
            <text:p>0.643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[.A5]*[.A5]" office:value-type="float" office:value="2500" calcext:value-type="float">
            <text:p>2500</text:p>
          </table:table-cell>
          <table:table-cell table:formula="of:=0.006*[.D5]" office:value-type="float" office:value="0.0000717504332755633" calcext:value-type="float">
            <text:p>7.17504332755633E-0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O7]*10" office:value-type="float" office:value="70" calcext:value-type="float">
            <text:p>70</text:p>
          </table:table-cell>
          <table:table-cell office:value-type="float" office:value="0.0947" calcext:value-type="float">
            <text:p>0.0947</text:p>
          </table:table-cell>
          <table:table-cell office:value-type="float" office:value="115.4" calcext:value-type="float">
            <text:p>115.4</text:p>
          </table:table-cell>
          <table:table-cell table:formula="of:=[.B7]/([.A7]*[.C7]*0.001)" office:value-type="float" office:value="0.011723198811587" calcext:value-type="float">
            <text:p>0.011723198811587</text:p>
          </table:table-cell>
          <table:table-cell office:value-type="float" office:value="6" calcext:value-type="float">
            <text:p>6</text:p>
          </table:table-cell>
          <table:table-cell office:value-type="float" office:value="0.333" calcext:value-type="float">
            <text:p>0.333</text:p>
          </table:table-cell>
          <table:table-cell office:value-type="float" office:value="112.5" calcext:value-type="float">
            <text:p>112.5</text:p>
          </table:table-cell>
          <table:table-cell office:value-type="float" office:value="3.8" calcext:value-type="float">
            <text:p>3.8</text:p>
          </table:table-cell>
          <table:table-cell table:formula="of:=[.H7]+[.H7]-[.K7]" office:value-type="float" office:value="4.4" calcext:value-type="float">
            <text:p>4.4</text:p>
          </table:table-cell>
          <table:table-cell table:style-name="ce1" table:formula="of:=[.I7]/[.H7]-0.5" office:value-type="float" office:value="0.657894736842105" calcext:value-type="float">
            <text:p>0.65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A6]*[.A6]" office:value-type="float" office:value="3600" calcext:value-type="float">
            <text:p>3600</text:p>
          </table:table-cell>
          <table:table-cell table:formula="of:=0.006*[.D6]" office:value-type="float" office:value="0.0000710571923743501" calcext:value-type="float">
            <text:p>7.10571923743501E-0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O8]*10" office:value-type="float" office:value="80" calcext:value-type="float">
            <text:p>80</text:p>
          </table:table-cell>
          <table:table-cell office:value-type="float" office:value="0.107" calcext:value-type="float">
            <text:p>0.107</text:p>
          </table:table-cell>
          <table:table-cell office:value-type="float" office:value="115.3" calcext:value-type="float">
            <text:p>115.3</text:p>
          </table:table-cell>
          <table:table-cell table:formula="of:=[.B8]/([.A8]*[.C8]*0.001)" office:value-type="float" office:value="0.0116001734605377" calcext:value-type="float">
            <text:p>0.011600173460538</text:p>
          </table:table-cell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  <table:table-cell office:value-type="float" office:value="109.3" calcext:value-type="float">
            <text:p>109.3</text:p>
          </table:table-cell>
          <table:table-cell office:value-type="float" office:value="5.7" calcext:value-type="float">
            <text:p>5.7</text:p>
          </table:table-cell>
          <table:table-cell table:formula="of:=[.H8]+[.H8]-[.K8]" office:value-type="float" office:value="6.3" calcext:value-type="float">
            <text:p>6.3</text:p>
          </table:table-cell>
          <table:table-cell table:style-name="ce1" table:formula="of:=[.I8]/[.H8]-0.5" office:value-type="float" office:value="0.605263157894737" calcext:value-type="float">
            <text:p>0.605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A7]*[.A7]" office:value-type="float" office:value="4900" calcext:value-type="float">
            <text:p>4900</text:p>
          </table:table-cell>
          <table:table-cell table:formula="of:=0.006*[.D7]" office:value-type="float" office:value="0.0000703391928695222" calcext:value-type="float">
            <text:p>7.03391928695222E-0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O9]*10" office:value-type="float" office:value="90" calcext:value-type="float">
            <text:p>90</text:p>
          </table:table-cell>
          <table:table-cell office:value-type="float" office:value="0.1187" calcext:value-type="float">
            <text:p>0.1187</text:p>
          </table:table-cell>
          <table:table-cell office:value-type="float" office:value="115.2" calcext:value-type="float">
            <text:p>115.2</text:p>
          </table:table-cell>
          <table:table-cell table:formula="of:=[.B9]/([.A9]*[.C9]*0.001)" office:value-type="float" office:value="0.0114486882716049" calcext:value-type="float">
            <text:p>0.011448688271605</text:p>
          </table:table-cell>
          <table:table-cell office:value-type="float" office:value="10" calcext:value-type="float">
            <text:p>10</text:p>
          </table:table-cell>
          <table:table-cell office:value-type="float" office:value="0.308" calcext:value-type="float">
            <text:p>0.308</text:p>
          </table:table-cell>
          <table:table-cell office:value-type="float" office:value="105.7" calcext:value-type="float">
            <text:p>105.7</text:p>
          </table:table-cell>
          <table:table-cell office:value-type="float" office:value="4.4" calcext:value-type="float">
            <text:p>4.4</text:p>
          </table:table-cell>
          <table:table-cell table:formula="of:=[.H9]+[.H9]-[.K9]" office:value-type="float" office:value="4.8" calcext:value-type="float">
            <text:p>4.8</text:p>
          </table:table-cell>
          <table:table-cell table:style-name="ce1" table:formula="of:=[.I9]/[.H9]-0.5" office:value-type="float" office:value="0.590909090909091" calcext:value-type="float">
            <text:p>0.59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8]*[.A8]" office:value-type="float" office:value="6400" calcext:value-type="float">
            <text:p>6400</text:p>
          </table:table-cell>
          <table:table-cell table:formula="of:=0.006*[.D8]" office:value-type="float" office:value="0.0000696010407632264" calcext:value-type="float">
            <text:p>6.96010407632264E-0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O10]*10"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115.2" calcext:value-type="float">
            <text:p>115.2</text:p>
          </table:table-cell>
          <table:table-cell table:formula="of:=[.B10]/([.A10]*[.C10]*0.001)" office:value-type="float" office:value="0.0112847222222222" calcext:value-type="float">
            <text:p>0.011284722222222</text:p>
          </table:table-cell>
          <table:table-cell office:value-type="float" office:value="12" calcext:value-type="float">
            <text:p>12</text:p>
          </table:table-cell>
          <table:table-cell office:value-type="float" office:value="0.294" calcext:value-type="float">
            <text:p>0.294</text:p>
          </table:table-cell>
          <table:table-cell office:value-type="float" office:value="99.8" calcext:value-type="float">
            <text:p>99.8</text:p>
          </table:table-cell>
          <table:table-cell office:value-type="float" office:value="3.4" calcext:value-type="float">
            <text:p>3.4</text:p>
          </table:table-cell>
          <table:table-cell table:formula="of:=[.H10]+[.K10]" office:value-type="float" office:value="4.5" calcext:value-type="float">
            <text:p>4.5</text:p>
          </table:table-cell>
          <table:table-cell table:style-name="ce1" table:formula="of:=[.I10]/[.H10]-0.5" office:value-type="float" office:value="0.823529411764706" calcext:value-type="float">
            <text:p>0.824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A9]*[.A9]" office:value-type="float" office:value="8100" calcext:value-type="float">
            <text:p>8100</text:p>
          </table:table-cell>
          <table:table-cell table:formula="of:=0.006*[.D9]" office:value-type="float" office:value="0.0000686921296296296" calcext:value-type="float">
            <text:p>6.86921296296296E-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282" calcext:value-type="float">
            <text:p>0.28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formula="of:=[.H11]+[.K11]" office:value-type="float" office:value="4" calcext:value-type="float">
            <text:p>4</text:p>
          </table:table-cell>
          <table:table-cell table:style-name="ce1" table:formula="of:=[.I11]/[.H11]-0.5" office:value-type="float" office:value="0.8333333333333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0]*[.A10]" office:value-type="float" office:value="10000" calcext:value-type="float">
            <text:p>10000</text:p>
          </table:table-cell>
          <table:table-cell table:formula="of:=0.006*[.D10]" office:value-type="float" office:value="0.0000677083333333333" calcext:value-type="float">
            <text:p>6.77083333333333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27" calcext:value-type="float">
            <text:p>0.27</text:p>
          </table:table-cell>
          <table:table-cell office:value-type="float" office:value="87.1" calcext:value-type="float">
            <text:p>87.1</text:p>
          </table:table-cell>
          <table:table-cell office:value-type="float" office:value="2.8" calcext:value-type="float">
            <text:p>2.8</text:p>
          </table:table-cell>
          <table:table-cell table:formula="of:=[.H12]+[.K12]" office:value-type="float" office:value="4" calcext:value-type="float">
            <text:p>4</text:p>
          </table:table-cell>
          <table:table-cell table:style-name="ce1" table:formula="of:=[.I12]/[.H12]-0.5" office:value-type="float" office:value="0.928571428571429" calcext:value-type="float">
            <text:p>0.929</text:p>
          </table:table-cell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office:value-type="float" office:value="85.7" calcext:value-type="float">
            <text:p>85.7</text:p>
          </table:table-cell>
          <table:table-cell office:value-type="float" office:value="5" calcext:value-type="float">
            <text:p>5</text:p>
          </table:table-cell>
          <table:table-cell table:formula="of:=[.H13]+[.K13]" office:value-type="float" office:value="7.2" calcext:value-type="float">
            <text:p>7.2</text:p>
          </table:table-cell>
          <table:table-cell table:style-name="ce1" table:formula="of:=[.I13]/[.H13]-0.5" office:value-type="float" office:value="0.94" calcext:value-type="float">
            <text:p>0.940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277" calcext:value-type="float">
            <text:p>0.277</text:p>
          </table:table-cell>
          <table:table-cell office:value-type="float" office:value="80.7" calcext:value-type="float">
            <text:p>80.7</text:p>
          </table:table-cell>
          <table:table-cell office:value-type="float" office:value="4.8" calcext:value-type="float">
            <text:p>4.8</text:p>
          </table:table-cell>
          <table:table-cell table:formula="of:=[.H14]+[.K14]" office:value-type="float" office:value="7.2" calcext:value-type="float">
            <text:p>7.2</text:p>
          </table:table-cell>
          <table:table-cell table:style-name="ce1" table:formula="of:=[.I14]/[.H14]-0.5" office:value-type="float" office:value="1" calcext:value-type="float">
            <text:p>1.000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$f$, kHz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9]*1000" office:value-type="float" office:value="0" calcext:value-type="float">
            <text:p>0</text:p>
          </table:table-cell>
          <table:table-cell table:formula="of:=PI()/4" office:value-type="float" office:value="0.785398163397448" calcext:value-type="float">
            <text:p>0.7853981633974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SQRT([.D19])" office:value-type="float" office:value="0" calcext:value-type="float">
            <text:p>0</text:p>
          </table:table-cell>
          <table:table-cell/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abs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formula="of:=[.C20]*1000" office:value-type="float" office:value="100" calcext:value-type="float">
            <text:p>100</text:p>
          </table:table-cell>
          <table:table-cell table:formula="of:=[.J2]*PI()" office:value-type="float" office:value="0.383972435438752" calcext:value-type="float">
            <text:p>0.383972435438752</text:p>
          </table:table-cell>
          <table:table-cell/>
          <table:table-cell table:formula="of:=[.E20]*(0.1/[.H2]+0.1/[.I2])" office:value-type="float" office:value="0.0222460220531976" calcext:value-type="float">
            <text:p>0.022246022053198</text:p>
          </table:table-cell>
          <table:table-cell table:number-columns-repeated="2"/>
          <table:table-cell table:formula="of:=1/(1.25*10^(-6)*46636000*100)" office:value-type="float" office:value="0.00017154129856763" calcext:value-type="float">
            <text:p>0.000171541298568</text:p>
          </table:table-cell>
          <table:table-cell table:formula="of:=[.F2]/([.E2]*[.G2]*0.01223)" office:value-type="float" office:value="0.924312986597462" calcext:value-type="float">
            <text:p>0.924312986597462</text:p>
          </table:table-cell>
          <table:table-cell table:formula="of:=1/(SQRT(1.26*43*PI()*[.D20]))" office:value-type="float" office:value="0.0076648835880154" calcext:value-type="float">
            <text:p>0.007664883588015</text:p>
          </table:table-cell>
          <table:table-cell/>
          <table:table-cell office:value-type="float" office:value="0.9007" calcext:value-type="float">
            <text:p>0.9007</text:p>
          </table:table-cell>
          <table:table-cell table:formula="of:=[.F2]*1000/([.D20]*[.G2]*0.01223)" office:value-type="float" office:value="0.924312986597462" calcext:value-type="float">
            <text:p>0.924312986597462</text:p>
          </table:table-cell>
          <table:table-cell table:formula="of:=SQRT([.D20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C21]*1000" office:value-type="float" office:value="500" calcext:value-type="float">
            <text:p>500</text:p>
          </table:table-cell>
          <table:table-cell table:formula="of:=[.J3]*PI()" office:value-type="float" office:value="1.16102337197884" calcext:value-type="float">
            <text:p>1.16102337197884</text:p>
          </table:table-cell>
          <table:table-cell/>
          <table:table-cell table:formula="of:=[.E21]*(0.1/[.H3]+0.1/[.I3])" office:value-type="float" office:value="0.05426522282075" calcext:value-type="float">
            <text:p>0.05426522282075</text:p>
          </table:table-cell>
          <table:table-cell table:number-columns-repeated="3"/>
          <table:table-cell table:formula="of:=[.F3]/([.E3]*[.G3]*0.01223)" office:value-type="float" office:value="0.439983147761482" calcext:value-type="float">
            <text:p>0.439983147761482</text:p>
          </table:table-cell>
          <table:table-cell table:formula="of:=1/(SQRT(1.26*43*3*PI()*[.D21]))" office:value-type="float" office:value="0.00197906443246681" calcext:value-type="float">
            <text:p>0.001979064432467</text:p>
          </table:table-cell>
          <table:table-cell/>
          <table:table-cell office:value-type="float" office:value="0.3828" calcext:value-type="float">
            <text:p>0.3828</text:p>
          </table:table-cell>
          <table:table-cell table:formula="of:=[.F3]*1000/([.D21]*[.G3]*0.01223)" office:value-type="float" office:value="0.439983147761482" calcext:value-type="float">
            <text:p>0.439983147761482</text:p>
          </table:table-cell>
          <table:table-cell table:formula="of:=SQRT([.D21])" office:value-type="float" office:value="22.3606797749979" calcext:value-type="float">
            <text:p>22.360679774997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22]*1000" office:value-type="float" office:value="1000" calcext:value-type="float">
            <text:p>1000</text:p>
          </table:table-cell>
          <table:table-cell table:formula="of:=[.J4]*PI()" office:value-type="float" office:value="1.50098315671512" calcext:value-type="float">
            <text:p>1.50098315671512</text:p>
          </table:table-cell>
          <table:table-cell/>
          <table:table-cell table:formula="of:=[.E22]*(0.1/[.H4]+0.1/[.I4])" office:value-type="float" office:value="0.0674684348220434" calcext:value-type="float">
            <text:p>0.067468434822044</text:p>
          </table:table-cell>
          <table:table-cell table:number-columns-repeated="3"/>
          <table:table-cell table:formula="of:=[.F4]/([.E4]*[.G4]*0.01223)" office:value-type="float" office:value="0.236992953218593" calcext:value-type="float">
            <text:p>0.236992953218593</text:p>
          </table:table-cell>
          <table:table-cell table:formula="of:=1/(SQRT(1.26*43*PI()*[.D22]))" office:value-type="float" office:value="0.00242384901381723" calcext:value-type="float">
            <text:p>0.002423849013817</text:p>
          </table:table-cell>
          <table:table-cell/>
          <table:table-cell office:value-type="float" office:value="0.2026" calcext:value-type="float">
            <text:p>0.2026</text:p>
          </table:table-cell>
          <table:table-cell table:formula="of:=[.F4]*1000/([.D22]*[.G4]*0.01223)" office:value-type="float" office:value="0.236992953218593" calcext:value-type="float">
            <text:p>0.236992953218593</text:p>
          </table:table-cell>
          <table:table-cell table:formula="of:=SQRT([.D22])" office:value-type="float" office:value="31.6227766016838" calcext:value-type="float">
            <text:p>31.622776601683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C23]*1000" office:value-type="float" office:value="2000" calcext:value-type="float">
            <text:p>2000</text:p>
          </table:table-cell>
          <table:table-cell table:formula="of:=[.J5]*PI()" office:value-type="float" office:value="1.5707963267949" calcext:value-type="float">
            <text:p>1.5707963267949</text:p>
          </table:table-cell>
          <table:table-cell/>
          <table:table-cell table:formula="of:=[.E23]*(0.1/[.H5]+0.1/[.I5])" office:value-type="float" office:value="0.0682954924693433" calcext:value-type="float">
            <text:p>0.068295492469343</text:p>
          </table:table-cell>
          <table:table-cell table:number-columns-repeated="3"/>
          <table:table-cell table:formula="of:=[.F5]/([.E5]*[.G5]*0.01223)" office:value-type="float" office:value="0.120311023125507" calcext:value-type="float">
            <text:p>0.120311023125507</text:p>
          </table:table-cell>
          <table:table-cell table:formula="of:=1/(SQRT(1.26*43*PI()*[.D23]))" office:value-type="float" office:value="0.00171392007424249" calcext:value-type="float">
            <text:p>0.001713920074243</text:p>
          </table:table-cell>
          <table:table-cell/>
          <table:table-cell office:value-type="float" office:value="0.1024" calcext:value-type="float">
            <text:p>0.1024</text:p>
          </table:table-cell>
          <table:table-cell table:formula="of:=[.F5]*1000/([.D23]*[.G5]*0.01223)" office:value-type="float" office:value="0.120311023125508" calcext:value-type="float">
            <text:p>0.120311023125508</text:p>
          </table:table-cell>
          <table:table-cell table:formula="of:=SQRT([.D23])" office:value-type="float" office:value="44.7213595499958" calcext:value-type="float">
            <text:p>44.721359549995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C24]*1000" office:value-type="float" office:value="4000" calcext:value-type="float">
            <text:p>4000</text:p>
          </table:table-cell>
          <table:table-cell table:formula="of:=[.J6]*PI()" office:value-type="float" office:value="2.01959527730772" calcext:value-type="float">
            <text:p>2.01959527730772</text:p>
          </table:table-cell>
          <table:table-cell/>
          <table:table-cell table:formula="of:=[.E24]*(0.1/[.H6]+0.1/[.I6])" office:value-type="float" office:value="0.0676203775884283" calcext:value-type="float">
            <text:p>0.067620377588428</text:p>
          </table:table-cell>
          <table:table-cell table:number-columns-repeated="3"/>
          <table:table-cell table:formula="of:=[.F6]/([.E6]*[.G6]*0.01223)" office:value-type="float" office:value="0.0597659667933409" calcext:value-type="float">
            <text:p>0.059765966793341</text:p>
          </table:table-cell>
          <table:table-cell table:formula="of:=1/(SQRT(1.26*43*PI()*[.D24]))" office:value-type="float" office:value="0.00121192450690862" calcext:value-type="float">
            <text:p>0.001211924506909</text:p>
          </table:table-cell>
          <table:table-cell/>
          <table:table-cell office:value-type="float" office:value="0.0504" calcext:value-type="float">
            <text:p>0.0504</text:p>
          </table:table-cell>
          <table:table-cell table:formula="of:=[.F6]*1000/([.D24]*[.G6]*0.01223)" office:value-type="float" office:value="0.0597659667933409" calcext:value-type="float">
            <text:p>0.059765966793341</text:p>
          </table:table-cell>
          <table:table-cell table:formula="of:=SQRT([.D24])" office:value-type="float" office:value="63.2455532033676" calcext:value-type="float">
            <text:p>63.245553203367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C25]*1000" office:value-type="float" office:value="6000" calcext:value-type="float">
            <text:p>6000</text:p>
          </table:table-cell>
          <table:table-cell table:formula="of:=[.J7]*PI()" office:value-type="float" office:value="2.06683727209855" calcext:value-type="float">
            <text:p>2.06683727209855</text:p>
          </table:table-cell>
          <table:table-cell/>
          <table:table-cell table:formula="of:=[.E25]*(0.1/[.H7]+0.1/[.I7])" office:value-type="float" office:value="0.101364028894785" calcext:value-type="float">
            <text:p>0.101364028894785</text:p>
          </table:table-cell>
          <table:table-cell table:number-columns-repeated="3"/>
          <table:table-cell table:formula="of:=[.F7]/([.E7]*[.G7]*0.01223)" office:value-type="float" office:value="0.0403379667484328" calcext:value-type="float">
            <text:p>0.040337966748433</text:p>
          </table:table-cell>
          <table:table-cell table:formula="of:=1/(SQRT(1.26*43*PI()*[.D25]))" office:value-type="float" office:value="0.000989532216233406" calcext:value-type="float">
            <text:p>0.000989532216233</text:p>
          </table:table-cell>
          <table:table-cell/>
          <table:table-cell office:value-type="float" office:value="0.0325" calcext:value-type="float">
            <text:p>0.0325</text:p>
          </table:table-cell>
          <table:table-cell table:formula="of:=[.F7]*1000/([.D25]*[.G7]*0.01223)" office:value-type="float" office:value="0.0403379667484328" calcext:value-type="float">
            <text:p>0.040337966748433</text:p>
          </table:table-cell>
          <table:table-cell table:formula="of:=SQRT([.D25])" office:value-type="float" office:value="77.4596669241483" calcext:value-type="float">
            <text:p>77.459666924148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C26]*1000" office:value-type="float" office:value="8000" calcext:value-type="float">
            <text:p>8000</text:p>
          </table:table-cell>
          <table:table-cell table:formula="of:=[.J8]*PI()" office:value-type="float" office:value="1.90149029033066" calcext:value-type="float">
            <text:p>1.90149029033066</text:p>
          </table:table-cell>
          <table:table-cell/>
          <table:table-cell table:formula="of:=[.E26]*(0.1/[.H8]+0.1/[.I8])" office:value-type="float" office:value="0.0635418643385351" calcext:value-type="float">
            <text:p>0.063541864338535</text:p>
          </table:table-cell>
          <table:table-cell table:number-columns-repeated="3"/>
          <table:table-cell table:formula="of:=[.F8]/([.E8]*[.G8]*0.01223)" office:value-type="float" office:value="0.029923567727133" calcext:value-type="float">
            <text:p>0.029923567727133</text:p>
          </table:table-cell>
          <table:table-cell table:formula="of:=1/(SQRT(1.26*43*PI()*[.D26]))" office:value-type="float" office:value="0.000856960037121246" calcext:value-type="float">
            <text:p>0.000856960037121</text:p>
          </table:table-cell>
          <table:table-cell/>
          <table:table-cell office:value-type="float" office:value="0.0234" calcext:value-type="float">
            <text:p>0.0234</text:p>
          </table:table-cell>
          <table:table-cell table:formula="of:=[.F8]*1000/([.D26]*[.G8]*0.01223)" office:value-type="float" office:value="0.029923567727133" calcext:value-type="float">
            <text:p>0.029923567727133</text:p>
          </table:table-cell>
          <table:table-cell table:formula="of:=SQRT([.D26])" office:value-type="float" office:value="89.4427190999916" calcext:value-type="float">
            <text:p>89.442719099991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27]*1000" office:value-type="float" office:value="10000" calcext:value-type="float">
            <text:p>10000</text:p>
          </table:table-cell>
          <table:table-cell table:formula="of:=[.J9]*PI()" office:value-type="float" office:value="1.85639565893942" calcext:value-type="float">
            <text:p>1.85639565893942</text:p>
          </table:table-cell>
          <table:table-cell/>
          <table:table-cell table:formula="of:=[.E27]*(0.1/[.H9]+0.1/[.I9])" office:value-type="float" office:value="0.0808657199916794" calcext:value-type="float">
            <text:p>0.08086571999168</text:p>
          </table:table-cell>
          <table:table-cell table:number-columns-repeated="3"/>
          <table:table-cell table:formula="of:=[.F9]/([.E9]*[.G9]*0.01223)" office:value-type="float" office:value="0.0238258976677695" calcext:value-type="float">
            <text:p>0.02382589766777</text:p>
          </table:table-cell>
          <table:table-cell table:formula="of:=1/(SQRT(1.26*43*PI()*[.D27]))" office:value-type="float" office:value="0.000766488358801539" calcext:value-type="float">
            <text:p>0.000766488358802</text:p>
          </table:table-cell>
          <table:table-cell/>
          <table:table-cell office:value-type="float" office:value="0.0178" calcext:value-type="float">
            <text:p>0.0178</text:p>
          </table:table-cell>
          <table:table-cell table:formula="of:=[.F9]*1000/([.D27]*[.G9]*0.01223)" office:value-type="float" office:value="0.0238258976677695" calcext:value-type="float">
            <text:p>0.02382589766777</text:p>
          </table:table-cell>
          <table:table-cell table:formula="of:=SQRT([.D27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C28]*1000" office:value-type="float" office:value="12000" calcext:value-type="float">
            <text:p>12000</text:p>
          </table:table-cell>
          <table:table-cell table:formula="of:=[.J10]*PI()" office:value-type="float" office:value="2.58719395001512" calcext:value-type="float">
            <text:p>2.58719395001512</text:p>
          </table:table-cell>
          <table:table-cell/>
          <table:table-cell table:formula="of:=[.E28]*(0.1/[.H10]+0.1/[.I10])" office:value-type="float" office:value="0.133587138595552" calcext:value-type="float">
            <text:p>0.133587138595552</text:p>
          </table:table-cell>
          <table:table-cell/>
          <table:table-cell office:value-type="string" calcext:value-type="string">
            <text:p><text:s/>10-2</text:p>
          </table:table-cell>
          <table:table-cell/>
          <table:table-cell table:formula="of:=[.F10]/([.E10]*[.G10]*0.01223)" office:value-type="float" office:value="0.0200728521638535" calcext:value-type="float">
            <text:p>0.020072852163854</text:p>
          </table:table-cell>
          <table:table-cell table:formula="of:=1/(SQRT(1.26*43*PI()*[.D28]))" office:value-type="float" office:value="0.000699704940301194" calcext:value-type="float">
            <text:p>0.000699704940301</text:p>
          </table:table-cell>
          <table:table-cell/>
          <table:table-cell office:value-type="float" office:value="0.014" calcext:value-type="float">
            <text:p>0.014</text:p>
          </table:table-cell>
          <table:table-cell table:formula="of:=[.F10]*1000/([.D28]*[.G10]*0.01223)" office:value-type="float" office:value="0.0200728521638535" calcext:value-type="float">
            <text:p>0.020072852163854</text:p>
          </table:table-cell>
          <table:table-cell table:formula="of:=SQRT([.D28])" office:value-type="float" office:value="109.544511501033" calcext:value-type="float">
            <text:p>109.54451150103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C29]*1000" office:value-type="float" office:value="14000" calcext:value-type="float">
            <text:p>14000</text:p>
          </table:table-cell>
          <table:table-cell table:formula="of:=[.J11]*PI()" office:value-type="float" office:value="2.61799387799149" calcext:value-type="float">
            <text:p>2.61799387799149</text:p>
          </table:table-cell>
          <table:table-cell/>
          <table:table-cell table:formula="of:=[.E29]*(0.1/[.H11]+0.1/[.I11])" office:value-type="float" office:value="0.152716309549504" calcext:value-type="float">
            <text:p>0.152716309549504</text:p>
          </table:table-cell>
          <table:table-cell/>
          <table:table-cell office:value-type="string" calcext:value-type="string">
            <text:p>2 10-4</text:p>
          </table:table-cell>
          <table:table-cell/>
          <table:table-cell table:formula="of:=[.F11]/([.E11]*[.G11]*0.01223)" office:value-type="float" office:value="0.0175213176030838" calcext:value-type="float">
            <text:p>0.017521317603084</text:p>
          </table:table-cell>
          <table:table-cell table:formula="of:=1/(SQRT(1.26*43*PI()*[.D29]))" office:value-type="float" office:value="0.000647800897640999" calcext:value-type="float">
            <text:p>0.000647800897641</text:p>
          </table:table-cell>
          <table:table-cell/>
          <table:table-cell office:value-type="float" office:value="0.0113" calcext:value-type="float">
            <text:p>0.0113</text:p>
          </table:table-cell>
          <table:table-cell table:formula="of:=[.F11]*1000/([.D29]*[.G11]*0.01223)" office:value-type="float" office:value="0.0175213176030838" calcext:value-type="float">
            <text:p>0.017521317603084</text:p>
          </table:table-cell>
          <table:table-cell table:formula="of:=SQRT([.D29])" office:value-type="float" office:value="118.321595661992" calcext:value-type="float">
            <text:p>118.32159566199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30]*1000" office:value-type="float" office:value="16000" calcext:value-type="float">
            <text:p>16000</text:p>
          </table:table-cell>
          <table:table-cell table:formula="of:=[.J12]*PI()" office:value-type="float" office:value="2.91719317833338" calcext:value-type="float">
            <text:p>2.91719317833338</text:p>
          </table:table-cell>
          <table:table-cell/>
          <table:table-cell table:formula="of:=[.E30]*(0.1/[.H12]+0.1/[.I12])" office:value-type="float" office:value="0.177115300113098" calcext:value-type="float">
            <text:p>0.177115300113098</text:p>
          </table:table-cell>
          <table:table-cell table:number-columns-repeated="3"/>
          <table:table-cell table:formula="of:=[.F12]/([.E12]*[.G12]*0.01223)" office:value-type="float" office:value="0.0158416046066917" calcext:value-type="float">
            <text:p>0.015841604606692</text:p>
          </table:table-cell>
          <table:table-cell table:formula="of:=1/(SQRT(1.26*43*PI()*[.D30]))" office:value-type="float" office:value="0.000605962253454308" calcext:value-type="float">
            <text:p>0.000605962253454</text:p>
          </table:table-cell>
          <table:table-cell/>
          <table:table-cell office:value-type="float" office:value="0.00927" calcext:value-type="float">
            <text:p>0.00927</text:p>
          </table:table-cell>
          <table:table-cell table:formula="of:=[.F12]*1000/([.D30]*[.G12]*0.01223)" office:value-type="float" office:value="0.0158416046066917" calcext:value-type="float">
            <text:p>0.015841604606692</text:p>
          </table:table-cell>
          <table:table-cell table:formula="of:=SQRT([.D30])" office:value-type="float" office:value="126.491106406735" calcext:value-type="float">
            <text:p>126.49110640673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C31]*1000" office:value-type="float" office:value="18000" calcext:value-type="float">
            <text:p>18000</text:p>
          </table:table-cell>
          <table:table-cell table:formula="of:=[.J13]*PI()" office:value-type="float" office:value="2.95309709437441" calcext:value-type="float">
            <text:p>2.95309709437441</text:p>
          </table:table-cell>
          <table:table-cell/>
          <table:table-cell table:formula="of:=[.E31]*(0.1/[.H13]+0.1/[.I13])" office:value-type="float" office:value="0.100077179309355" calcext:value-type="float">
            <text:p>0.100077179309355</text:p>
          </table:table-cell>
          <table:table-cell table:number-columns-repeated="3"/>
          <table:table-cell table:formula="of:=[.F13]/([.E13]*[.G13]*0.01223)" office:value-type="float" office:value="0.0150535370564547" calcext:value-type="float">
            <text:p>0.015053537056455</text:p>
          </table:table-cell>
          <table:table-cell table:formula="of:=1/(SQRT(1.26*43*PI()*[.D31]))" office:value-type="float" office:value="0.000571306691414164" calcext:value-type="float">
            <text:p>0.000571306691414</text:p>
          </table:table-cell>
          <table:table-cell/>
          <table:table-cell office:value-type="float" office:value="0.00772" calcext:value-type="float">
            <text:p>0.00772</text:p>
          </table:table-cell>
          <table:table-cell table:formula="of:=[.F13]*1000/([.D31]*[.G13]*0.01223)" office:value-type="float" office:value="0.0150535370564547" calcext:value-type="float">
            <text:p>0.015053537056455</text:p>
          </table:table-cell>
          <table:table-cell table:formula="of:=SQRT([.D31])" office:value-type="float" office:value="134.164078649987" calcext:value-type="float">
            <text:p>134.16407864998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C32]*1000" office:value-type="float" office:value="19000" calcext:value-type="float">
            <text:p>19000</text:p>
          </table:table-cell>
          <table:table-cell table:formula="of:=[.J14]*PI()" office:value-type="float" office:value="3.14159265358979" calcext:value-type="float">
            <text:p>3.14159265358979</text:p>
          </table:table-cell>
          <table:table-cell/>
          <table:table-cell table:formula="of:=[.E32]*(0.1/[.H14]+0.1/[.I14])" office:value-type="float" office:value="0.109083078249646" calcext:value-type="float">
            <text:p>0.109083078249646</text:p>
          </table:table-cell>
          <table:table-cell table:number-columns-repeated="3"/>
          <table:table-cell table:formula="of:=[.F14]/([.E14]*[.G14]*0.01223)" office:value-type="float" office:value="0.0147715536565488" calcext:value-type="float">
            <text:p>0.014771553656549</text:p>
          </table:table-cell>
          <table:table-cell table:formula="of:=1/(SQRT(1.26*43*PI()*[.D32]))" office:value-type="float" office:value="0.000556069100296318" calcext:value-type="float">
            <text:p>0.000556069100296</text:p>
          </table:table-cell>
          <table:table-cell/>
          <table:table-cell office:value-type="float" office:value="0.00707" calcext:value-type="float">
            <text:p>0.00707</text:p>
          </table:table-cell>
          <table:table-cell table:formula="of:=[.F14]*1000/([.D32]*[.G14]*0.01223)" office:value-type="float" office:value="0.0147715536565488" calcext:value-type="float">
            <text:p>0.014771553656549</text:p>
          </table:table-cell>
          <table:table-cell table:formula="of:=SQRT([.D32])" office:value-type="float" office:value="137.840487520902" calcext:value-type="float">
            <text:p>137.840487520902</text:p>
          </table:table-cell>
        </table:table-row>
        <table:table-row table:style-name="ro1">
          <table:table-cell table:number-columns-repeated="4"/>
          <table:table-cell table:formula="of:=[.J16]*PI(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J17]*PI(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$f$, Hz</text:p>
          </table:table-cell>
          <table:table-cell table:style-name="ce2" office:value-type="string" calcext:value-type="string">
            <text:p>$\delta$, m</text:p>
          </table:table-cell>
          <table:table-cell office:value-type="string" calcext:value-type="string">
            <text:p>$1$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J18]*PI(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3" table:formula="of:=1/(SQRT(1.26*43.2*PI()*50))" office:value-type="float" office:value="0.0108146611262781" calcext:value-type="float">
            <text:p>0.01081</text:p>
          </table:table-cell>
          <table:table-cell table:formula="of:=0.0013/[.J35]" office:value-type="float" office:value="0.120207187707545" calcext:value-type="float">
            <text:p>0.12020718770754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$10^5$</text:p>
          </table:table-cell>
          <table:table-cell table:style-name="ce3" table:formula="of:=1/(SQRT(1.26*43.2*PI()*100000))" office:value-type="float" office:value="0.000241823174319823" calcext:value-type="float">
            <text:p>0.00024</text:p>
          </table:table-cell>
          <table:table-cell table:formula="of:=0.0013/[.J36]" office:value-type="float" office:value="5.37582886196294" calcext:value-type="float">
            <text:p>5.37582886196294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$\sigma$, $\Omega^{-1}$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6:16:27.792000000</meta:creation-date>
    <dc:date>2020-01-16T19:05:07.825000000</dc:date>
    <meta:editing-duration>P1DT13H50M44S</meta:editing-duration>
    <meta:editing-cycles>3</meta:editing-cycles>
    <meta:generator>LibreOffice/5.3.3.2$Windows_x86 LibreOffice_project/3d9a8b4b4e538a85e0782bd6c2d430bafe583448</meta:generator>
    <meta:document-statistic meta:table-count="1" meta:cell-count="306" meta:object-count="0"/>
  </office:meta>
</office:document-meta>
</file>